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2" style:family="table-cell" style:parent-style-name="Default">
      <style:text-properties style:font-name="Courier New" fo:language="en" fo:country="US" style:font-name-asian="Courier New" style:language-asian="en" style:country-asian="US" style:font-name-complex="Courier New" style:font-size-complex="5.69999980926514pt" style:language-complex="en" style:country-complex="US"/>
    </style:style>
    <style:style style:name="T1" style:family="text"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5.69999980926514pt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name</text:p>
          </table:table-cell>
          <table:table-cell table:style-name="Default" office:value-type="string">
            <text:p>imageSource</text:p>
          </table:table-cell>
          <table:table-cell office:value-type="string">
            <text:p>imageBounds</text:p>
          </table:table-cell>
          <table:table-cell office:value-type="string">
            <text:p>isSpriteGear</text:p>
          </table:table-cell>
          <table:table-cell office:value-type="string">
            <text:p>speed</text:p>
          </table:table-cell>
          <table:table-cell office:value-type="string">
            <text:p>attack</text:p>
          </table:table-cell>
          <table:table-cell office:value-type="string">
            <text:p>shield</text:p>
          </table:table-cell>
          <table:table-cell office:value-type="string">
            <text:p>recover</text:p>
          </table:table-cell>
          <table:table-cell office:value-type="string">
            <text:p>price</text:p>
          </table:table-cell>
          <table:table-cell office:value-type="string">
            <text:p>difficult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ntis</text:p>
          </table:table-cell>
          <table:table-cell office:value-type="string">
            <text:p>Mantis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]*52;&quot;,&quot;;[.M2]*36;&quot;,52,36&quot;)" office:value-type="string" office:string-value="0,0,52,36">
            <text:p>0,0,52,36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Wraith</text:p>
          </table:table-cell>
          <table:table-cell office:value-type="string">
            <text:p>Wraith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3]*52;&quot;,&quot;;[.M3]*36;&quot;,52,36&quot;)" office:value-type="string" office:string-value="0,36,52,36">
            <text:p>0,36,52,36</text:p>
          </table:table-cell>
          <table:table-cell office:value-type="string">
            <text:p>fals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rab</text:p>
          </table:table-cell>
          <table:table-cell office:value-type="string">
            <text:p>Crab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4]*52;&quot;,&quot;;[.M4]*36;&quot;,52,36&quot;)" office:value-type="string" office:string-value="0,72,52,36">
            <text:p>0,72,52,36</text:p>
          </table:table-cell>
          <table:table-cell office:value-type="string">
            <text:p>fal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irefly</text:p>
          </table:table-cell>
          <table:table-cell office:value-type="string">
            <text:p>Firefly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5]*52;&quot;,&quot;;[.M5]*36;&quot;,52,36&quot;)" office:value-type="string" office:string-value="0,108,52,36">
            <text:p>0,108,52,36</text:p>
          </table:table-cell>
          <table:table-cell office:value-type="string">
            <text:p>fal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hock</text:p>
          </table:table-cell>
          <table:table-cell office:value-type="string">
            <text:p>Shock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6]*52;&quot;,&quot;;[.M6]*36;&quot;,52,36&quot;)" office:value-type="string" office:string-value="0,144,52,36">
            <text:p>0,144,52,36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ugg</text:p>
          </table:table-cell>
          <table:table-cell office:value-type="string">
            <text:p>Bugg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7]*52;&quot;,&quot;;[.M7]*36;&quot;,52,36&quot;)" office:value-type="string" office:string-value="0,180,52,36">
            <text:p>0,180,52,36</text:p>
          </table:table-cell>
          <table:table-cell office:value-type="string">
            <text:p>fals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string">
            <text:p>Gamm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8]*52;&quot;,&quot;;[.M8]*36;&quot;,52,36&quot;)" office:value-type="string" office:string-value="0,216,52,36">
            <text:p>0,216,52,36</text:p>
          </table:table-cell>
          <table:table-cell office:value-type="string">
            <text:p>false</text:p>
          </table:table-cell>
          <table:table-cell table:formula="of:=ROUND([.F2]*1.5;0)" office:value-type="float" office:value="2">
            <text:p>2</text:p>
          </table:table-cell>
          <table:table-cell table:formula="of:=ROUND([.G2]*1.5;0)" office:value-type="float" office:value="5">
            <text:p>5</text:p>
          </table:table-cell>
          <table:table-cell table:formula="of:=ROUND([.H2]*1.5;0)" office:value-type="float" office:value="15">
            <text:p>15</text:p>
          </table:table-cell>
          <table:table-cell table:formula="of:=ROUND([.I2]*1.5;0)" office:value-type="float" office:value="0">
            <text:p>0</text:p>
          </table:table-cell>
          <table:table-cell table:formula="of:=ROUND([.J2]*2;0)"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ke</text:p>
          </table:table-cell>
          <table:table-cell office:value-type="string">
            <text:p>Drake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9]*52;&quot;,&quot;;[.M9]*36;&quot;,52,36&quot;)" office:value-type="string" office:string-value="0,252,52,36">
            <text:p>0,252,52,36</text:p>
          </table:table-cell>
          <table:table-cell office:value-type="string">
            <text:p>false</text:p>
          </table:table-cell>
          <table:table-cell table:formula="of:=ROUND([.F3]*1.5;0)" office:value-type="float" office:value="5">
            <text:p>5</text:p>
          </table:table-cell>
          <table:table-cell table:formula="of:=ROUND([.G3]*1.5;0)" office:value-type="float" office:value="3">
            <text:p>3</text:p>
          </table:table-cell>
          <table:table-cell table:formula="of:=ROUND([.H3]*1.5;0)" office:value-type="float" office:value="23">
            <text:p>23</text:p>
          </table:table-cell>
          <table:table-cell table:formula="of:=ROUND([.I3]*1.5;0)" office:value-type="float" office:value="0">
            <text:p>0</text:p>
          </table:table-cell>
          <table:table-cell table:formula="of:=ROUND([.J3]*2;0)"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iranha</text:p>
          </table:table-cell>
          <table:table-cell office:value-type="string">
            <text:p>Piranh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0]*52;&quot;,&quot;;[.M10]*36;&quot;,52,36&quot;)" office:value-type="string" office:string-value="0,288,52,36">
            <text:p>0,288,52,36</text:p>
          </table:table-cell>
          <table:table-cell office:value-type="string">
            <text:p>false</text:p>
          </table:table-cell>
          <table:table-cell table:formula="of:=ROUND([.F4]*1.5;0)" office:value-type="float" office:value="3">
            <text:p>3</text:p>
          </table:table-cell>
          <table:table-cell table:formula="of:=ROUND([.G4]*1.5;0)" office:value-type="float" office:value="2">
            <text:p>2</text:p>
          </table:table-cell>
          <table:table-cell table:formula="of:=ROUND([.H4]*1.5;0)" office:value-type="float" office:value="8">
            <text:p>8</text:p>
          </table:table-cell>
          <table:table-cell table:formula="of:=ROUND([.I4]*1.5;0)" office:value-type="float" office:value="0">
            <text:p>0</text:p>
          </table:table-cell>
          <table:table-cell table:formula="of:=ROUND([.J4]*2;0)"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Bee</text:p>
          </table:table-cell>
          <table:table-cell office:value-type="string">
            <text:p>Bee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1]*52;&quot;,&quot;;[.M11]*36;&quot;,52,36&quot;)" office:value-type="string" office:string-value="0,324,52,36">
            <text:p>0,324,52,36</text:p>
          </table:table-cell>
          <table:table-cell office:value-type="string">
            <text:p>false</text:p>
          </table:table-cell>
          <table:table-cell table:formula="of:=ROUND([.F5]*1.5;0)" office:value-type="float" office:value="3">
            <text:p>3</text:p>
          </table:table-cell>
          <table:table-cell table:formula="of:=ROUND([.G5]*1.5;0)" office:value-type="float" office:value="5">
            <text:p>5</text:p>
          </table:table-cell>
          <table:table-cell table:formula="of:=ROUND([.H5]*1.5;0)" office:value-type="float" office:value="8">
            <text:p>8</text:p>
          </table:table-cell>
          <table:table-cell table:formula="of:=ROUND([.I5]*1.5;0)" office:value-type="float" office:value="0">
            <text:p>0</text:p>
          </table:table-cell>
          <table:table-cell table:formula="of:=ROUND([.J5]*2;0)"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ocoon</text:p>
          </table:table-cell>
          <table:table-cell office:value-type="string">
            <text:p>Cocoon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2]*52;&quot;,&quot;;[.M12]*36;&quot;,52,36&quot;)" office:value-type="string" office:string-value="52,0,52,36">
            <text:p>52,0,52,36</text:p>
          </table:table-cell>
          <table:table-cell office:value-type="string">
            <text:p>false</text:p>
          </table:table-cell>
          <table:table-cell table:formula="of:=ROUND([.F6]*1.5;0)" office:value-type="float" office:value="2">
            <text:p>2</text:p>
          </table:table-cell>
          <table:table-cell table:formula="of:=ROUND([.G6]*1.5;0)" office:value-type="float" office:value="3">
            <text:p>3</text:p>
          </table:table-cell>
          <table:table-cell table:formula="of:=ROUND([.H6]*1.5;0)" office:value-type="float" office:value="15">
            <text:p>15</text:p>
          </table:table-cell>
          <table:table-cell table:formula="of:=ROUND([.I6]*1.5;0)" office:value-type="float" office:value="0">
            <text:p>0</text:p>
          </table:table-cell>
          <table:table-cell table:formula="of:=ROUND([.J6]*2;0)"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eris</text:p>
          </table:table-cell>
          <table:table-cell office:value-type="string">
            <text:p>Aeris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3]*52;&quot;,&quot;;[.M13]*36;&quot;,52,36&quot;)" office:value-type="string" office:string-value="52,36,52,36">
            <text:p>52,36,52,36</text:p>
          </table:table-cell>
          <table:table-cell office:value-type="string">
            <text:p>false</text:p>
          </table:table-cell>
          <table:table-cell table:formula="of:=ROUND([.F7]*1.5;0)" office:value-type="float" office:value="5">
            <text:p>5</text:p>
          </table:table-cell>
          <table:table-cell table:formula="of:=ROUND([.G7]*1.5;0)" office:value-type="float" office:value="2">
            <text:p>2</text:p>
          </table:table-cell>
          <table:table-cell table:formula="of:=ROUND([.H7]*1.5;0)" office:value-type="float" office:value="23">
            <text:p>23</text:p>
          </table:table-cell>
          <table:table-cell table:formula="of:=ROUND([.I7]*1.5;0)" office:value-type="float" office:value="0">
            <text:p>0</text:p>
          </table:table-cell>
          <table:table-cell table:formula="of:=ROUND([.J7]*2;0)" office:value-type="float" office:value="300">
            <text:p>30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Tank</text:p>
          </table:table-cell>
          <table:table-cell office:value-type="string">
            <text:p>Tank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4]*52;&quot;,&quot;;[.M14]*36;&quot;,52,36&quot;)" office:value-type="string" office:string-value="52,72,52,36">
            <text:p>52,72,52,36</text:p>
          </table:table-cell>
          <table:table-cell office:value-type="string">
            <text:p>false</text:p>
          </table:table-cell>
          <table:table-cell table:formula="of:=ROUND([.F8]*1.5;0)" office:value-type="float" office:value="3">
            <text:p>3</text:p>
          </table:table-cell>
          <table:table-cell table:formula="of:=ROUND([.G8]*1.5;0)" office:value-type="float" office:value="8">
            <text:p>8</text:p>
          </table:table-cell>
          <table:table-cell table:formula="of:=ROUND([.H8]*1.5;0)" office:value-type="float" office:value="23">
            <text:p>23</text:p>
          </table:table-cell>
          <table:table-cell table:formula="of:=ROUND([.I8]*1.5;0)" office:value-type="float" office:value="0">
            <text:p>0</text:p>
          </table:table-cell>
          <table:table-cell table:formula="of:=ROUND([.J8]*2;0)"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lt</text:p>
          </table:table-cell>
          <table:table-cell office:value-type="string">
            <text:p>Bolt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5]*52;&quot;,&quot;;[.M15]*36;&quot;,52,36&quot;)" office:value-type="string" office:string-value="52,108,52,36">
            <text:p>52,108,52,36</text:p>
          </table:table-cell>
          <table:table-cell office:value-type="string">
            <text:p>false</text:p>
          </table:table-cell>
          <table:table-cell table:formula="of:=ROUND([.F9]*1.5;0)" office:value-type="float" office:value="8">
            <text:p>8</text:p>
          </table:table-cell>
          <table:table-cell table:formula="of:=ROUND([.G9]*1.5;0)" office:value-type="float" office:value="5">
            <text:p>5</text:p>
          </table:table-cell>
          <table:table-cell table:formula="of:=ROUND([.H9]*1.5;0)" office:value-type="float" office:value="35">
            <text:p>35</text:p>
          </table:table-cell>
          <table:table-cell table:formula="of:=ROUND([.I9]*1.5;0)" office:value-type="float" office:value="0">
            <text:p>0</text:p>
          </table:table-cell>
          <table:table-cell table:formula="of:=ROUND([.J9]*2;0)"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gel</text:p>
          </table:table-cell>
          <table:table-cell office:value-type="string">
            <text:p>Angel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6]*52;&quot;,&quot;;[.M16]*36;&quot;,52,36&quot;)" office:value-type="string" office:string-value="52,144,52,36">
            <text:p>52,144,52,36</text:p>
          </table:table-cell>
          <table:table-cell office:value-type="string">
            <text:p>false</text:p>
          </table:table-cell>
          <table:table-cell table:formula="of:=ROUND([.F10]*1.5;0)" office:value-type="float" office:value="5">
            <text:p>5</text:p>
          </table:table-cell>
          <table:table-cell table:formula="of:=ROUND([.G10]*1.5;0)" office:value-type="float" office:value="3">
            <text:p>3</text:p>
          </table:table-cell>
          <table:table-cell table:formula="of:=ROUND([.H10]*1.5;0)" office:value-type="float" office:value="12">
            <text:p>12</text:p>
          </table:table-cell>
          <table:table-cell table:formula="of:=ROUND([.I10]*1.5;0)" office:value-type="float" office:value="0">
            <text:p>0</text:p>
          </table:table-cell>
          <table:table-cell table:formula="of:=ROUND([.J10]*2;0)"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laster</text:p>
          </table:table-cell>
          <table:table-cell office:value-type="string">
            <text:p>Blaster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7]*52;&quot;,&quot;;[.M17]*36;&quot;,52,36&quot;)" office:value-type="string" office:string-value="52,180,52,36">
            <text:p>52,180,52,36</text:p>
          </table:table-cell>
          <table:table-cell office:value-type="string">
            <text:p>false</text:p>
          </table:table-cell>
          <table:table-cell table:formula="of:=ROUND([.F11]*1.5;0)" office:value-type="float" office:value="5">
            <text:p>5</text:p>
          </table:table-cell>
          <table:table-cell table:formula="of:=ROUND([.G11]*1.5;0)" office:value-type="float" office:value="8">
            <text:p>8</text:p>
          </table:table-cell>
          <table:table-cell table:formula="of:=ROUND([.H11]*1.5;0)" office:value-type="float" office:value="12">
            <text:p>12</text:p>
          </table:table-cell>
          <table:table-cell table:formula="of:=ROUND([.I11]*1.5;0)" office:value-type="float" office:value="0">
            <text:p>0</text:p>
          </table:table-cell>
          <table:table-cell table:formula="of:=ROUND([.J11]*2;0)"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corpion</text:p>
          </table:table-cell>
          <table:table-cell office:value-type="string">
            <text:p>Scorpion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8]*52;&quot;,&quot;;[.M18]*36;&quot;,52,36&quot;)" office:value-type="string" office:string-value="52,216,52,36">
            <text:p>52,216,52,36</text:p>
          </table:table-cell>
          <table:table-cell office:value-type="string">
            <text:p>false</text:p>
          </table:table-cell>
          <table:table-cell table:formula="of:=ROUND([.F12]*1.5;0)" office:value-type="float" office:value="3">
            <text:p>3</text:p>
          </table:table-cell>
          <table:table-cell table:formula="of:=ROUND([.G12]*1.5;0)" office:value-type="float" office:value="5">
            <text:p>5</text:p>
          </table:table-cell>
          <table:table-cell table:formula="of:=ROUND([.H12]*1.5;0)" office:value-type="float" office:value="23">
            <text:p>23</text:p>
          </table:table-cell>
          <table:table-cell table:formula="of:=ROUND([.I12]*1.5;0)" office:value-type="float" office:value="0">
            <text:p>0</text:p>
          </table:table-cell>
          <table:table-cell table:formula="of:=ROUND([.J12]*2;0)"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Octo</text:p>
          </table:table-cell>
          <table:table-cell office:value-type="string">
            <text:p>Octo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9]*52;&quot;,&quot;;[.M19]*36;&quot;,52,36&quot;)" office:value-type="string" office:string-value="52,252,52,36">
            <text:p>52,252,52,36</text:p>
          </table:table-cell>
          <table:table-cell office:value-type="string">
            <text:p>false</text:p>
          </table:table-cell>
          <table:table-cell table:formula="of:=ROUND([.F13]*1.5;0)" office:value-type="float" office:value="8">
            <text:p>8</text:p>
          </table:table-cell>
          <table:table-cell table:formula="of:=ROUND([.G13]*1.5;0)" office:value-type="float" office:value="3">
            <text:p>3</text:p>
          </table:table-cell>
          <table:table-cell table:formula="of:=ROUND([.H13]*1.5;0)" office:value-type="float" office:value="35">
            <text:p>35</text:p>
          </table:table-cell>
          <table:table-cell table:formula="of:=ROUND([.I13]*1.5;0)" office:value-type="float" office:value="0">
            <text:p>0</text:p>
          </table:table-cell>
          <table:table-cell table:formula="of:=ROUND([.J13]*2;0)"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crew</text:p>
          </table:table-cell>
          <table:table-cell office:value-type="string">
            <text:p>Screw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0]*52;&quot;,&quot;;[.M20]*36;&quot;,52,36&quot;)" office:value-type="string" office:string-value="52,288,52,36">
            <text:p>52,288,52,36</text:p>
          </table:table-cell>
          <table:table-cell office:value-type="string">
            <text:p>false</text:p>
          </table:table-cell>
          <table:table-cell table:formula="of:=ROUND([.F14]*1.5;0)" office:value-type="float" office:value="5">
            <text:p>5</text:p>
          </table:table-cell>
          <table:table-cell table:formula="of:=ROUND([.G14]*1.5;0)" office:value-type="float" office:value="12">
            <text:p>12</text:p>
          </table:table-cell>
          <table:table-cell table:formula="of:=ROUND([.H14]*1.5;0)" office:value-type="float" office:value="35">
            <text:p>35</text:p>
          </table:table-cell>
          <table:table-cell table:formula="of:=ROUND([.I14]*1.5;0)" office:value-type="float" office:value="0">
            <text:p>0</text:p>
          </table:table-cell>
          <table:table-cell table:formula="of:=ROUND([.J14]*2;0)"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 office:value-type="string">
            <text:p>Mant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1]*52;&quot;,&quot;;[.M21]*36;&quot;,52,36&quot;)" office:value-type="string" office:string-value="52,324,52,36">
            <text:p>52,324,52,36</text:p>
          </table:table-cell>
          <table:table-cell office:value-type="string">
            <text:p>false</text:p>
          </table:table-cell>
          <table:table-cell table:formula="of:=ROUND([.F15]*1.5;0)" office:value-type="float" office:value="12">
            <text:p>12</text:p>
          </table:table-cell>
          <table:table-cell table:formula="of:=ROUND([.G15]*1.5;0)" office:value-type="float" office:value="8">
            <text:p>8</text:p>
          </table:table-cell>
          <table:table-cell table:formula="of:=ROUND([.H15]*1.5;0)" office:value-type="float" office:value="53">
            <text:p>53</text:p>
          </table:table-cell>
          <table:table-cell table:formula="of:=ROUND([.I15]*1.5;0)" office:value-type="float" office:value="0">
            <text:p>0</text:p>
          </table:table-cell>
          <table:table-cell table:formula="of:=ROUND([.J15]*2;0)"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hill</text:p>
          </table:table-cell>
          <table:table-cell office:value-type="string">
            <text:p>Chill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2]*52;&quot;,&quot;;[.M22]*36;&quot;,52,36&quot;)" office:value-type="string" office:string-value="104,0,52,36">
            <text:p>104,0,52,36</text:p>
          </table:table-cell>
          <table:table-cell office:value-type="string">
            <text:p>false</text:p>
          </table:table-cell>
          <table:table-cell table:formula="of:=ROUND([.F16]*1.5;0)" office:value-type="float" office:value="8">
            <text:p>8</text:p>
          </table:table-cell>
          <table:table-cell table:formula="of:=ROUND([.G16]*1.5;0)" office:value-type="float" office:value="5">
            <text:p>5</text:p>
          </table:table-cell>
          <table:table-cell table:formula="of:=ROUND([.H16]*1.5;0)" office:value-type="float" office:value="18">
            <text:p>18</text:p>
          </table:table-cell>
          <table:table-cell table:formula="of:=ROUND([.I16]*1.5;0)" office:value-type="float" office:value="0">
            <text:p>0</text:p>
          </table:table-cell>
          <table:table-cell table:formula="of:=ROUND([.J16]*2;0)"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hantom</text:p>
          </table:table-cell>
          <table:table-cell office:value-type="string">
            <text:p>Phantom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3]*52;&quot;,&quot;;[.M23]*36;&quot;,52,36&quot;)" office:value-type="string" office:string-value="104,36,52,36">
            <text:p>104,36,52,36</text:p>
          </table:table-cell>
          <table:table-cell office:value-type="string">
            <text:p>false</text:p>
          </table:table-cell>
          <table:table-cell table:formula="of:=ROUND([.F17]*1.5;0)" office:value-type="float" office:value="8">
            <text:p>8</text:p>
          </table:table-cell>
          <table:table-cell table:formula="of:=ROUND([.G17]*1.5;0)" office:value-type="float" office:value="12">
            <text:p>12</text:p>
          </table:table-cell>
          <table:table-cell table:formula="of:=ROUND([.H17]*1.5;0)" office:value-type="float" office:value="18">
            <text:p>18</text:p>
          </table:table-cell>
          <table:table-cell table:formula="of:=ROUND([.I17]*1.5;0)" office:value-type="float" office:value="0">
            <text:p>0</text:p>
          </table:table-cell>
          <table:table-cell table:formula="of:=ROUND([.J17]*2;0)"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win</text:p>
          </table:table-cell>
          <table:table-cell office:value-type="string">
            <text:p>Twin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4]*52;&quot;,&quot;;[.M24]*36;&quot;,52,36&quot;)" office:value-type="string" office:string-value="104,72,52,36">
            <text:p>104,72,52,36</text:p>
          </table:table-cell>
          <table:table-cell office:value-type="string">
            <text:p>false</text:p>
          </table:table-cell>
          <table:table-cell table:formula="of:=ROUND([.F18]*1.5;0)" office:value-type="float" office:value="5">
            <text:p>5</text:p>
          </table:table-cell>
          <table:table-cell table:formula="of:=ROUND([.G18]*1.5;0)" office:value-type="float" office:value="8">
            <text:p>8</text:p>
          </table:table-cell>
          <table:table-cell table:formula="of:=ROUND([.H18]*1.5;0)" office:value-type="float" office:value="35">
            <text:p>35</text:p>
          </table:table-cell>
          <table:table-cell table:formula="of:=ROUND([.I18]*1.5;0)" office:value-type="float" office:value="0">
            <text:p>0</text:p>
          </table:table-cell>
          <table:table-cell table:formula="of:=ROUND([.J18]*2;0)" office:value-type="float" office:value="1200">
            <text:p>120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Hope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5]*52;&quot;,&quot;;[.M25]*36;&quot;,52,36&quot;)" office:value-type="string" office:string-value="104,108,52,36">
            <text:p>104,108,52,36</text:p>
          </table:table-cell>
          <table:table-cell office:value-type="string">
            <text:p>false</text:p>
          </table:table-cell>
          <table:table-cell table:formula="of:=ROUND([.F19]*1.5;0)" office:value-type="float" office:value="12">
            <text:p>12</text:p>
          </table:table-cell>
          <table:table-cell table:formula="of:=ROUND([.G19]*1.5;0)" office:value-type="float" office:value="5">
            <text:p>5</text:p>
          </table:table-cell>
          <table:table-cell table:formula="of:=ROUND([.H19]*1.5;0)" office:value-type="float" office:value="53">
            <text:p>53</text:p>
          </table:table-cell>
          <table:table-cell table:formula="of:=ROUND([.I19]*1.5;0)" office:value-type="float" office:value="0">
            <text:p>0</text:p>
          </table:table-cell>
          <table:table-cell table:formula="of:=ROUND([.J19]*2;0)"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keletor</text:p>
          </table:table-cell>
          <table:table-cell office:value-type="string">
            <text:p>Skeletor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6]*52;&quot;,&quot;;[.M26]*36;&quot;,52,36&quot;)" office:value-type="string" office:string-value="104,144,52,36">
            <text:p>104,144,52,36</text:p>
          </table:table-cell>
          <table:table-cell office:value-type="string">
            <text:p>false</text:p>
          </table:table-cell>
          <table:table-cell table:formula="of:=ROUND([.F20]*1.5;0)" office:value-type="float" office:value="8">
            <text:p>8</text:p>
          </table:table-cell>
          <table:table-cell table:formula="of:=ROUND([.G20]*1.5;0)" office:value-type="float" office:value="18">
            <text:p>18</text:p>
          </table:table-cell>
          <table:table-cell table:formula="of:=ROUND([.H20]*1.5;0)" office:value-type="float" office:value="53">
            <text:p>53</text:p>
          </table:table-cell>
          <table:table-cell table:formula="of:=ROUND([.I20]*1.5;0)" office:value-type="float" office:value="0">
            <text:p>0</text:p>
          </table:table-cell>
          <table:table-cell table:formula="of:=ROUND([.J20]*2;0)"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Krepola</text:p>
          </table:table-cell>
          <table:table-cell office:value-type="string">
            <text:p>Krepol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7]*52;&quot;,&quot;;[.M27]*36;&quot;,52,36&quot;)" office:value-type="string" office:string-value="104,180,52,36">
            <text:p>104,180,52,36</text:p>
          </table:table-cell>
          <table:table-cell office:value-type="string">
            <text:p>false</text:p>
          </table:table-cell>
          <table:table-cell table:formula="of:=ROUND([.F21]*1.5;0)" office:value-type="float" office:value="18">
            <text:p>18</text:p>
          </table:table-cell>
          <table:table-cell table:formula="of:=ROUND([.G21]*1.5;0)" office:value-type="float" office:value="12">
            <text:p>12</text:p>
          </table:table-cell>
          <table:table-cell table:formula="of:=ROUND([.H21]*1.5;0)" office:value-type="float" office:value="80">
            <text:p>80</text:p>
          </table:table-cell>
          <table:table-cell table:formula="of:=ROUND([.I21]*1.5;0)" office:value-type="float" office:value="0">
            <text:p>0</text:p>
          </table:table-cell>
          <table:table-cell table:formula="of:=ROUND([.J21]*2;0)"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Nayna</text:p>
          </table:table-cell>
          <table:table-cell office:value-type="string">
            <text:p>Nayn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8]*52;&quot;,&quot;;[.M28]*36;&quot;,52,36&quot;)" office:value-type="string" office:string-value="104,216,52,36">
            <text:p>104,216,52,36</text:p>
          </table:table-cell>
          <table:table-cell office:value-type="string">
            <text:p>false</text:p>
          </table:table-cell>
          <table:table-cell table:formula="of:=ROUND([.F22]*1.5;0)" office:value-type="float" office:value="12">
            <text:p>12</text:p>
          </table:table-cell>
          <table:table-cell table:formula="of:=ROUND([.G22]*1.5;0)" office:value-type="float" office:value="8">
            <text:p>8</text:p>
          </table:table-cell>
          <table:table-cell table:formula="of:=ROUND([.H22]*1.5;0)" office:value-type="float" office:value="27">
            <text:p>27</text:p>
          </table:table-cell>
          <table:table-cell table:formula="of:=ROUND([.I22]*1.5;0)" office:value-type="float" office:value="0">
            <text:p>0</text:p>
          </table:table-cell>
          <table:table-cell table:formula="of:=ROUND([.J22]*2;0)"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rcher</text:p>
          </table:table-cell>
          <table:table-cell office:value-type="string">
            <text:p>Archer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9]*52;&quot;,&quot;;[.M29]*36;&quot;,52,36&quot;)" office:value-type="string" office:string-value="104,252,52,36">
            <text:p>104,252,52,36</text:p>
          </table:table-cell>
          <table:table-cell office:value-type="string">
            <text:p>false</text:p>
          </table:table-cell>
          <table:table-cell table:formula="of:=ROUND([.F23]*1.5;0)" office:value-type="float" office:value="12">
            <text:p>12</text:p>
          </table:table-cell>
          <table:table-cell table:formula="of:=ROUND([.G23]*1.5;0)" office:value-type="float" office:value="18">
            <text:p>18</text:p>
          </table:table-cell>
          <table:table-cell table:formula="of:=ROUND([.H23]*1.5;0)" office:value-type="float" office:value="27">
            <text:p>27</text:p>
          </table:table-cell>
          <table:table-cell table:formula="of:=ROUND([.I23]*1.5;0)" office:value-type="float" office:value="0">
            <text:p>0</text:p>
          </table:table-cell>
          <table:table-cell table:formula="of:=ROUND([.J23]*2;0)"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Thunder</text:p>
          </table:table-cell>
          <table:table-cell office:value-type="string">
            <text:p>Thunder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30]*52;&quot;,&quot;;[.M30]*36;&quot;,52,36&quot;)" office:value-type="string" office:string-value="104,288,52,36">
            <text:p>104,288,52,36</text:p>
          </table:table-cell>
          <table:table-cell office:value-type="string">
            <text:p>false</text:p>
          </table:table-cell>
          <table:table-cell table:formula="of:=ROUND([.F24]*1.5;0)" office:value-type="float" office:value="8">
            <text:p>8</text:p>
          </table:table-cell>
          <table:table-cell table:formula="of:=ROUND([.G24]*1.5;0)" office:value-type="float" office:value="12">
            <text:p>12</text:p>
          </table:table-cell>
          <table:table-cell table:formula="of:=ROUND([.H24]*1.5;0)" office:value-type="float" office:value="53">
            <text:p>53</text:p>
          </table:table-cell>
          <table:table-cell table:formula="of:=ROUND([.I24]*1.5;0)" office:value-type="float" office:value="0">
            <text:p>0</text:p>
          </table:table-cell>
          <table:table-cell table:formula="of:=ROUND([.J24]*2;0)"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Fiery</text:p>
          </table:table-cell>
          <table:table-cell office:value-type="string">
            <text:p>Fiery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1]*52;&quot;,&quot;;[.M31]*36;&quot;,52,36&quot;)" office:value-type="string" office:string-value="0,0,52,36">
            <text:p>0,0,52,36</text:p>
          </table:table-cell>
          <table:table-cell office:value-type="string">
            <text:p>true</text:p>
          </table:table-cell>
          <table:table-cell table:formula="of:=ROUND([.F26]*1.5;0)" office:value-type="float" office:value="12">
            <text:p>12</text:p>
          </table:table-cell>
          <table:table-cell table:formula="of:=ROUND([.G26]*1.5;0)" office:value-type="float" office:value="27">
            <text:p>27</text:p>
          </table:table-cell>
          <table:table-cell table:formula="of:=ROUND([.H26]*1.5;0)" office:value-type="float" office:value="80">
            <text:p>80</text:p>
          </table:table-cell>
          <table:table-cell table:formula="of:=ROUND([.I26]*1.5;0)" office:value-type="float" office:value="0">
            <text:p>0</text:p>
          </table:table-cell>
          <table:table-cell table:formula="of:=ROUND([.J25]*2;0)" office:value-type="float" office:value="2400">
            <text:p>24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Rose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2]*52;&quot;,&quot;;[.M32]*36;&quot;,52,36&quot;)" office:value-type="string" office:string-value="0,36,52,36">
            <text:p>0,36,52,36</text:p>
          </table:table-cell>
          <table:table-cell office:value-type="string">
            <text:p>true</text:p>
          </table:table-cell>
          <table:table-cell table:formula="of:=ROUND([.F26]*1.5;0)" office:value-type="float" office:value="12">
            <text:p>12</text:p>
          </table:table-cell>
          <table:table-cell table:formula="of:=ROUND([.G26]*1.5;0)" office:value-type="float" office:value="27">
            <text:p>27</text:p>
          </table:table-cell>
          <table:table-cell table:formula="of:=ROUND([.H26]*1.5;0)" office:value-type="float" office:value="80">
            <text:p>80</text:p>
          </table:table-cell>
          <table:table-cell table:formula="of:=ROUND([.I26]*1.5;0)" office:value-type="float" office:value="0">
            <text:p>0</text:p>
          </table:table-cell>
          <table:table-cell table:formula="of:=ROUND([.J26]*2;0)" office:value-type="float" office:value="4800">
            <text:p>48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string">
            <text:p>Natura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3]*52;&quot;,&quot;;[.M33]*36;&quot;,52,36&quot;)" office:value-type="string" office:string-value="0,72,52,36">
            <text:p>0,72,52,36</text:p>
          </table:table-cell>
          <table:table-cell office:value-type="string">
            <text:p>true</text:p>
          </table:table-cell>
          <table:table-cell table:formula="of:=ROUND([.F27]*1.5;0)" office:value-type="float" office:value="27">
            <text:p>27</text:p>
          </table:table-cell>
          <table:table-cell table:formula="of:=ROUND([.G27]*1.5;0)" office:value-type="float" office:value="18">
            <text:p>18</text:p>
          </table:table-cell>
          <table:table-cell table:formula="of:=ROUND([.H27]*1.5;0)" office:value-type="float" office:value="120">
            <text:p>120</text:p>
          </table:table-cell>
          <table:table-cell table:formula="of:=ROUND([.I27]*1.5;0)" office:value-type="float" office:value="0">
            <text:p>0</text:p>
          </table:table-cell>
          <table:table-cell table:formula="of:=ROUND([.J27]*2;0)" office:value-type="float" office:value="4800">
            <text:p>48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lyaredon</text:p>
          </table:table-cell>
          <table:table-cell office:value-type="string">
            <text:p>Alyaredon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4]*52;&quot;,&quot;;[.M34]*36;&quot;,52,36&quot;)" office:value-type="string" office:string-value="0,108,52,36">
            <text:p>0,108,52,36</text:p>
          </table:table-cell>
          <table:table-cell office:value-type="string">
            <text:p>true</text:p>
          </table:table-cell>
          <table:table-cell table:formula="of:=ROUND([.F28]*1.5;0)" office:value-type="float" office:value="18">
            <text:p>18</text:p>
          </table:table-cell>
          <table:table-cell table:formula="of:=ROUND([.G28]*1.5;0)" office:value-type="float" office:value="12">
            <text:p>12</text:p>
          </table:table-cell>
          <table:table-cell table:formula="of:=ROUND([.H28]*1.5;0)" office:value-type="float" office:value="41">
            <text:p>41</text:p>
          </table:table-cell>
          <table:table-cell table:formula="of:=ROUND([.I28]*1.5;0)" office:value-type="float" office:value="0">
            <text:p>0</text:p>
          </table:table-cell>
          <table:table-cell table:formula="of:=ROUND([.J28]*2;0)" office:value-type="float" office:value="4800">
            <text:p>480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yrna</text:p>
          </table:table-cell>
          <table:table-cell office:value-type="string">
            <text:p>Vyrna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5]*52;&quot;,&quot;;[.M35]*36;&quot;,52,36&quot;)" office:value-type="string" office:string-value="0,144,52,36">
            <text:p>0,144,52,36</text:p>
          </table:table-cell>
          <table:table-cell office:value-type="string">
            <text:p>true</text:p>
          </table:table-cell>
          <table:table-cell table:formula="of:=ROUND([.F29]*1.5;0)" office:value-type="float" office:value="18">
            <text:p>18</text:p>
          </table:table-cell>
          <table:table-cell table:formula="of:=ROUND([.G29]*1.5;0)" office:value-type="float" office:value="27">
            <text:p>27</text:p>
          </table:table-cell>
          <table:table-cell table:formula="of:=ROUND([.H29]*1.5;0)" office:value-type="float" office:value="41">
            <text:p>41</text:p>
          </table:table-cell>
          <table:table-cell table:formula="of:=ROUND([.I29]*1.5;0)" office:value-type="float" office:value="0">
            <text:p>0</text:p>
          </table:table-cell>
          <table:table-cell table:formula="of:=ROUND([.J29]*2;0)" office:value-type="float" office:value="4800">
            <text:p>480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Aurora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6]*52;&quot;,&quot;;[.M36]*36;&quot;,52,36&quot;)" office:value-type="string" office:string-value="0,180,52,36">
            <text:p>0,180,52,36</text:p>
          </table:table-cell>
          <table:table-cell office:value-type="string">
            <text:p>true</text:p>
          </table:table-cell>
          <table:table-cell table:formula="of:=ROUND([.F30]*1.5;0)" office:value-type="float" office:value="12">
            <text:p>12</text:p>
          </table:table-cell>
          <table:table-cell table:formula="of:=ROUND([.G30]*1.5;0)" office:value-type="float" office:value="18">
            <text:p>18</text:p>
          </table:table-cell>
          <table:table-cell table:formula="of:=ROUND([.H30]*1.5;0)" office:value-type="float" office:value="80">
            <text:p>80</text:p>
          </table:table-cell>
          <table:table-cell table:formula="of:=ROUND([.I30]*1.5;0)" office:value-type="float" office:value="0">
            <text:p>0</text:p>
          </table:table-cell>
          <table:table-cell table:formula="of:=ROUND([.J30]*2;0)" office:value-type="float" office:value="4800">
            <text:p>48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gon</text:p>
          </table:table-cell>
          <table:table-cell office:value-type="string">
            <text:p>Dragon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7]*52;&quot;,&quot;;[.M37]*36;&quot;,52,36&quot;)" office:value-type="string" office:string-value="0,216,52,36">
            <text:p>0,216,52,36</text:p>
          </table:table-cell>
          <table:table-cell office:value-type="string">
            <text:p>true</text:p>
          </table:table-cell>
          <table:table-cell table:formula="of:=ROUND([.F31]*1.5;0)" office:value-type="float" office:value="18">
            <text:p>18</text:p>
          </table:table-cell>
          <table:table-cell table:formula="of:=ROUND([.G31]*1.5;0)" office:value-type="float" office:value="41">
            <text:p>41</text:p>
          </table:table-cell>
          <table:table-cell table:formula="of:=ROUND([.H31]*1.5;0)" office:value-type="float" office:value="120">
            <text:p>120</text:p>
          </table:table-cell>
          <table:table-cell table:formula="of:=ROUND([.I31]*1.5;0)" office:value-type="float" office:value="0">
            <text:p>0</text:p>
          </table:table-cell>
          <table:table-cell table:formula="of:=ROUND([.J31]*2;0)" office:value-type="float" office:value="4800">
            <text:p>48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night</text:p>
          </table:table-cell>
          <table:table-cell office:value-type="string">
            <text:p>Knight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8]*52;&quot;,&quot;;[.M38]*36;&quot;,52,36&quot;)" office:value-type="string" office:string-value="0,252,52,36">
            <text:p>0,252,52,36</text:p>
          </table:table-cell>
          <table:table-cell office:value-type="string">
            <text:p>true</text:p>
          </table:table-cell>
          <table:table-cell table:formula="of:=ROUND([.F32]*1.5;0)" office:value-type="float" office:value="18">
            <text:p>18</text:p>
          </table:table-cell>
          <table:table-cell table:formula="of:=ROUND([.G32]*1.5;0)" office:value-type="float" office:value="41">
            <text:p>41</text:p>
          </table:table-cell>
          <table:table-cell table:formula="of:=ROUND([.H32]*1.5;0)" office:value-type="float" office:value="120">
            <text:p>120</text:p>
          </table:table-cell>
          <table:table-cell table:formula="of:=ROUND([.I32]*1.5;0)" office:value-type="float" office:value="0">
            <text:p>0</text:p>
          </table:table-cell>
          <table:table-cell table:formula="of:=ROUND([.J32]*2;0)" office:value-type="float" office:value="9600">
            <text:p>960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mperia</text:p>
          </table:table-cell>
          <table:table-cell office:value-type="string">
            <text:p>Imperia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9]*52;&quot;,&quot;;[.M39]*36;&quot;,52,36&quot;)" office:value-type="string" office:string-value="0,288,52,36">
            <text:p>0,288,52,36</text:p>
          </table:table-cell>
          <table:table-cell office:value-type="string">
            <text:p>true</text:p>
          </table:table-cell>
          <table:table-cell table:formula="of:=ROUND([.F33]*1.5;0)" office:value-type="float" office:value="41">
            <text:p>41</text:p>
          </table:table-cell>
          <table:table-cell table:formula="of:=ROUND([.G33]*1.5;0)" office:value-type="float" office:value="27">
            <text:p>27</text:p>
          </table:table-cell>
          <table:table-cell table:formula="of:=ROUND([.H33]*1.5;0)" office:value-type="float" office:value="180">
            <text:p>180</text:p>
          </table:table-cell>
          <table:table-cell table:formula="of:=ROUND([.I33]*1.5;0)" office:value-type="float" office:value="0">
            <text:p>0</text:p>
          </table:table-cell>
          <table:table-cell table:formula="of:=ROUND([.J33]*2;0)" office:value-type="float" office:value="9600">
            <text:p>960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 office:value-type="string">
            <text:p>Valar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40]*52;&quot;,&quot;;[.M40]*36;&quot;,52,36&quot;)" office:value-type="string" office:string-value="0,324,52,36">
            <text:p>0,324,52,36</text:p>
          </table:table-cell>
          <table:table-cell office:value-type="string">
            <text:p>true</text:p>
          </table:table-cell>
          <table:table-cell table:formula="of:=ROUND([.F34]*1.5;0)" office:value-type="float" office:value="27">
            <text:p>27</text:p>
          </table:table-cell>
          <table:table-cell table:formula="of:=ROUND([.G34]*1.5;0)" office:value-type="float" office:value="18">
            <text:p>18</text:p>
          </table:table-cell>
          <table:table-cell table:formula="of:=ROUND([.H34]*1.5;0)" office:value-type="float" office:value="62">
            <text:p>62</text:p>
          </table:table-cell>
          <table:table-cell table:formula="of:=ROUND([.I34]*1.5;0)" office:value-type="float" office:value="0">
            <text:p>0</text:p>
          </table:table-cell>
          <table:table-cell table:formula="of:=ROUND([.J34]*2;0)" office:value-type="float" office:value="9600">
            <text:p>96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10/01/2010</text:date>, <text:time>15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ntiago Zapata</meta:initial-creator>
    <meta:creation-date>2010-01-10T13:39:43.03</meta:creation-date>
    <dc:date>2010-01-10T15:32:13.63</dc:date>
    <dc:creator>Santiago Zapata</dc:creator>
    <meta:editing-duration>PT00H26M46S</meta:editing-duration>
    <meta:editing-cycles>4</meta:editing-cycles>
    <meta:generator>OpenOffice.org/3.0$Win32 OpenOffice.org_project/300m15$Build-9379</meta:generator>
    <meta:document-statistic meta:table-count="3" meta:cell-count="520" meta:object-count="0"/>
  </office:meta>
</office:document-meta>
</file>